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40.55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2pt" fo:font-weight="normal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 style:text-underline-style="none" style:text-underline-color="font-color"/>
    </style:style>
    <style:style style:name="T9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10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1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7" table:default-cell-style-name="ce8"/>
        <table:table-column table:style-name="co3" table:number-columns-repeated="249" table:default-cell-style-name="ce8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家庭旅遊安排表</text:p>
          </table:table-cell>
          <table:covered-table-cell table:number-columns-repeated="7"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□文化之旅<text:span text:style-name="T1"> </text:span><text:span text:style-name="T2">□露營</text:span><text:span text:style-name="T3"> </text:span><text:span text:style-name="T2">□遊樂區</text:span><text:span text:style-name="T3"> </text:span><text:span text:style-name="T2">□海邊</text:span><text:span text:style-name="T3"> </text:span><text:span text:style-name="T2">□渡假</text:span><text:span text:style-name="T3"> </text:span><text:span text:style-name="T2">□訪友</text:span><text:span text:style-name="T3"> </text:span><text:span text:style-name="T2">□其他</text:span><text:span text:style-name="T4">      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預計天數：<text:span text:style-name="T5">          </text:span><text:span text:style-name="T6"> </text:span><text:span text:style-name="T7">參加人數：</text:span><text:span text:style-name="T4">        </text:span><text:span text:style-name="T8"> </text:span><text:span text:style-name="T7">預估費用：</text:span><text:span text:style-name="T4">           </text:span><text:span text:style-name="T8"> </text:span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天<text:span text:style-name="T9">  </text:span><text:span text:style-name="T10">數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日<text:span text:style-name="T9">  </text:span><text:span text:style-name="T10">期</text:span></text:p>
          </table:table-cell>
          <table:table-cell table:number-columns-repeated="7" table:style-name="ce11" office:value-type="string" calcext:value-type="string">
            <text:p>/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星<text:span text:style-name="T9">  </text:span><text:span text:style-name="T10">期</text:span></text:p>
          </table:table-cell>
          <table:table-cell table:style-name="ce12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>
            <text:p>目的地</text:p>
          </table:table-cell>
          <table:table-cell table:style-name="ce12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>
            <text:p>交通工具</text:p>
          </table:table-cell>
          <table:table-cell table:style-name="ce12" table:number-columns-repeated="7"/>
          <table:table-cell table:number-columns-repeated="1016"/>
        </table:table-row>
        <table:table-row table:style-name="ro3">
          <table:table-cell table:style-name="ce4" office:value-type="string" calcext:value-type="string">
            <text:p>住宿地點</text:p>
          </table:table-cell>
          <table:table-cell table:style-name="ce12" table:number-columns-repeated="7"/>
          <table:table-cell table:number-columns-repeated="1016"/>
        </table:table-row>
        <table:table-row table:style-name="ro4">
          <table:table-cell table:style-name="ce5" office:value-type="string" calcext:value-type="string">
            <text:p>參觀景點</text:p>
          </table:table-cell>
          <table:table-cell table:style-name="ce13" table:number-columns-repeated="7"/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安排活動</text:p>
          </table:table-cell>
          <table:table-cell table:style-name="ce14" table:number-columns-spanned="7" table:number-rows-spanned="1"/>
          <table:covered-table-cell table:number-columns-repeated="5" table:style-name="ce18"/>
          <table:covered-table-cell table:style-name="ce19"/>
          <table:table-cell table:number-columns-repeated="1016"/>
        </table:table-row>
        <table:table-row table:style-name="ro4">
          <table:table-cell table:style-name="ce5" office:value-type="string" calcext:value-type="string">
            <text:p>攜帶物品</text:p>
          </table:table-cell>
          <table:table-cell table:style-name="ce14" table:number-columns-spanned="7" table:number-rows-spanned="1"/>
          <table:covered-table-cell table:number-columns-repeated="5" table:style-name="ce18"/>
          <table:covered-table-cell table:style-name="ce19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1" table:number-rows-spanned="3">
            <text:p>備註</text:p>
          </table:table-cell>
          <table:table-cell table:style-name="ce15" office:value-type="string" calcext:value-type="string" table:number-columns-spanned="7" table:number-rows-spanned="1">
            <text:p>1.<text:span text:style-name="T11">住宿飯店地址：</text:span></text:p>
          </table:table-cell>
          <table:covered-table-cell table:number-columns-repeated="6" table:style-name="ce15"/>
          <table:table-cell table:number-columns-repeated="1016"/>
        </table:table-row>
        <table:table-row table:style-name="ro5">
          <table:covered-table-cell table:style-name="ce6"/>
          <table:table-cell table:style-name="ce16" office:value-type="string" calcext:value-type="string" table:number-columns-spanned="7" table:number-rows-spanned="1">
            <text:p>2.<text:span text:style-name="T11">是否已完成預約：□是</text:span><text:span text:style-name="T12"> </text:span><text:span text:style-name="T10">□否</text:span></text:p>
          </table:table-cell>
          <table:covered-table-cell table:number-columns-repeated="6" table:style-name="ce16"/>
          <table:table-cell table:number-columns-repeated="1016"/>
        </table:table-row>
        <table:table-row table:style-name="ro6">
          <table:covered-table-cell table:style-name="ce6"/>
          <table:table-cell table:style-name="ce17" table:number-columns-spanned="7" table:number-rows-spanned="1"/>
          <table:covered-table-cell table:number-columns-repeated="6" table:style-name="ce17"/>
          <table:table-cell table:number-columns-repeated="1016"/>
        </table:table-row>
        <table:table-row table:style-name="ro7">
          <table:table-cell table:style-name="ce7"/>
          <table:table-cell table:number-columns-repeated="102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28:33</meta:creation-date>
    <dc:creator>Joyce</dc:creator>
    <dc:date>2004-04-13T11:33:19</dc:date>
    <meta:document-statistic meta:table-count="1" meta:cell-count="29" meta:object-count="0"/>
    <meta:generator>LibreOffice/5.1.1.3$Windows_x86 LibreOffice_project/89f508ef3ecebd2cfb8e1def0f0ba9a803b88a6d</meta:generator>
  </office:meta>
</office:document-meta>
</file>